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2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998" table:default-cell-style-name="ce14"/>
        <table:table-row table:style-name="ro1">
          <table:table-cell table:style-name="ce11" office:value-type="string" calcext:value-type="string">
            <text:p>Ave</text:p>
          </table:table-cell>
          <table:table-cell table:style-name="ce13" office:value-type="string" calcext:value-type="string">
            <text:p>Tamaño</text:p>
          </table:table-cell>
          <table:table-cell table:style-name="ce13" office:value-type="string" calcext:value-type="string">
            <text:p>Pico forma</text:p>
          </table:table-cell>
          <table:table-cell table:style-name="ce11" office:value-type="string" calcext:value-type="string">
            <text:p>Pico grosor</text:p>
          </table:table-cell>
          <table:table-cell table:style-name="ce11" office:value-type="string" calcext:value-type="string">
            <text:p>Pico longitud</text:p>
          </table:table-cell>
          <table:table-cell table:style-name="ce13" office:value-type="string" calcext:value-type="string">
            <text:p>Comportamiento</text:p>
          </table:table-cell>
          <table:table-cell table:style-name="ce13" office:value-type="string" calcext:value-type="string">
            <text:p>Hábitat</text:p>
          </table:table-cell>
          <table:table-cell table:style-name="ce13" office:value-type="string" calcext:value-type="string">
            <text:p>Patas color</text:p>
          </table:table-cell>
          <table:table-cell table:style-name="ce13" office:value-type="string" calcext:value-type="string">
            <text:p>Pico color</text:p>
          </table:table-cell>
          <table:table-cell table:style-name="ce13" office:value-type="string" calcext:value-type="string">
            <text:p>Color</text:p>
          </table:table-cell>
          <table:table-cell table:style-name="ce13" office:value-type="string" calcext:value-type="string">
            <text:p>Ficha</text:p>
          </table:table-cell>
          <table:table-cell table:style-name="ce13" office:value-type="string" calcext:value-type="string">
            <text:p>Foto</text:p>
          </table:table-cell>
          <table:table-cell table:style-name="ce13" office:value-type="string" calcext:value-type="string">
            <text:p>Canto</text:p>
          </table:table-cell>
          <table:table-cell table:style-name="ce13" office:value-type="string" calcext:value-type="string">
            <text:p>UrlCant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bejero Europe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Abejero Europe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ultivos/ Herbazale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/>Marrón/ Negro/ Blanco</text:p>
          </table:table-cell>
          <table:table-cell table:number-columns-repeated="4" office:value-type="string" calcext:value-type="string">
            <text:p>Abub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Acentor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Agachadiza Chi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gachadi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<text:s/>Blanco</text:p>
          </table:table-cell>
          <table:table-cell table:number-columns-repeated="4" office:value-type="string" calcext:value-type="string">
            <text:p>Agateador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escando/ Cerniéndose</text:p>
          </table:table-cell>
          <table:table-cell office:value-type="string" calcext:value-type="string">
            <text:p>Ribera/ Humedales/ 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</text:p>
          </table:table-cell>
          <table:table-cell table:number-columns-repeated="4" table:style-name="ce15" office:value-type="string" calcext:value-type="string">
            <text:p>Águila Pescado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Naranja/ Rosa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guja Colipint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Costa/ Cortados/Acantilados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Gris/ Azul</text:p>
          </table:table-cell>
          <table:table-cell office:value-type="string" calcext:value-type="string">
            <text:p>Blanco/ Negro/ Marrón</text:p>
          </table:table-cell>
          <table:table-cell table:number-columns-repeated="4" table:style-name="ce15" office:value-type="string" calcext:value-type="string">
            <text:p>Alcatraz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Alcotá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Ánade Azulón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Marrón/ Naranja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Ánade Azuló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nade Azulón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/ Naranja/ Verde</text:p>
          </table:table-cell>
          <table:table-cell office:value-type="string" calcext:value-type="string">
            <text:p>Gris/ Marrón/ Verde</text:p>
          </table:table-cell>
          <table:table-cell table:number-columns-repeated="4" table:style-name="ce15" office:value-type="string" calcext:value-type="string">
            <text:p>Ánade Azulón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icoteando en el suelo/ Moviendo la cola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ndarríos Chic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rchibebe Cla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Archibebe Cla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Azul/ Negro</text:p>
          </table:table-cell>
          <table:table-cell table:number-columns-repeated="4" office:value-type="string" calcext:value-type="string">
            <text:p>Arrenda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Avió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Roqu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<text:s/>Blanco</text:p>
          </table:table-cell>
          <table:table-cell table:number-columns-repeated="4" table:style-name="ce15" office:value-type="string" calcext:value-type="string">
            <text:p>Avión Roqu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Az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Herbazales/ 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table:style-name="ce15" office:value-type="string" calcext:value-type="string">
            <text:p>Bisbit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Buitró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Buitró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Camachuelo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pareja/ En un bando o grupo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Negro/ Blanco</text:p>
          </table:table-cell>
          <table:table-cell table:number-columns-repeated="4" office:value-type="string" calcext:value-type="string">
            <text:p>Camachuelo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árab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Cárab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Carb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arbonero Garr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ricerín Ceju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Amarillo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arricerín Cej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Marrón/ Gris/ Crema</text:p>
          </table:table-cell>
          <table:table-cell table:number-columns-repeated="4" office:value-type="string" calcext:value-type="string">
            <text:p>Cernícalo Vulga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arrán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/ Pescando/ Vol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 Cazando/Pescando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Pati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chí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Bosque/árboles/ Arbustos/ Rivera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4" office:value-type="string" calcext:value-type="string">
            <text:p>Chochí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Chorlitejo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Pati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horlitejo Patineg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horlito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Cerniéndose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hotacabras Gris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laneando/ En un bando o grupo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Cigüeña Blan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Colirrojo Tizó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Naranja</text:p>
          </table:table-cell>
          <table:table-cell table:number-columns-repeated="4" table:style-name="ce15" office:value-type="string" calcext:value-type="string">
            <text:p>Colirrojo Tizó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lalba Isabel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minando</text:p>
          </table:table-cell>
          <table:table-cell office:value-type="string" calcext:value-type="string">
            <text:p>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Crema/ Blanco</text:p>
          </table:table-cell>
          <table:table-cell table:number-columns-repeated="4" table:style-name="ce15" office:value-type="string" calcext:value-type="string">
            <text:p>Collalba Isabel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Moñ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Cultivos/ Bosque/Árbole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Corneja Neg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Marrón/ <text:s/>Blanco</text:p>
          </table:table-cell>
          <table:table-cell table:number-columns-repeated="4" office:value-type="string" calcext:value-type="string">
            <text:p>Correlimos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Correlimos Tridácti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Gris / Marrón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Cría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Blanco</text:p>
          </table:table-cell>
          <table:table-cell table:number-columns-repeated="4" office:value-type="string" calcext:value-type="string">
            <text:p>Cuc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urruca Cabecinegr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egro</text:p>
          </table:table-cell>
          <table:table-cell table:number-columns-repeated="4" office:value-type="string" calcext:value-type="string">
            <text:p>Curruca Cabecinegra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Curruca Capirotad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</text:p>
          </table:table-cell>
          <table:table-cell table:number-columns-repeated="4" office:value-type="string" calcext:value-type="string">
            <text:p>Curruca Capirotada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urruca Mosquit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Marrón</text:p>
          </table:table-cell>
          <table:table-cell table:number-columns-repeated="4" office:value-type="string" calcext:value-type="string">
            <text:p>Curruca Rabilarg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Curruca Zarce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</text:p>
          </table:table-cell>
          <table:table-cell table:number-columns-repeated="4" office:value-type="string" calcext:value-type="string">
            <text:p>Escribano Ceril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Naranja/ Gris/ Negro</text:p>
          </table:table-cell>
          <table:table-cell table:number-columns-repeated="4" office:value-type="string" calcext:value-type="string">
            <text:p>Escribano Montesin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Escribano Palustr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Amarillo</text:p>
          </table:table-cell>
          <table:table-cell table:number-columns-repeated="4" office:value-type="string" calcext:value-type="string">
            <text:p>Escribano Soteñ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Humed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Espátu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Rojo</text:p>
          </table:table-cell>
          <table:table-cell office:value-type="string" calcext:value-type="string">
            <text:p>Negro/ Marrón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Pin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Hemb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Crema</text:p>
          </table:table-cell>
          <table:table-cell table:number-columns-repeated="4" office:value-type="string" calcext:value-type="string">
            <text:p>Faisá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Mach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Rojo/ Verde/ Marrón</text:p>
          </table:table-cell>
          <table:table-cell table:number-columns-repeated="4" office:value-type="string" calcext:value-type="string">
            <text:p>Faisán Vulgar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Foch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Ribera/ Cost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/ Blanco</text:p>
          </table:table-cell>
          <table:table-cell table:number-columns-repeated="4" office:value-type="string" calcext:value-type="string">
            <text:p>Fumarel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et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/ Caminando</text:p>
          </table:table-cell>
          <table:table-cell office:value-type="string" calcext:value-type="string">
            <text:p>Humedales/ Cultivo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table:style-name="ce15" office:value-type="string" calcext:value-type="string">
            <text:p>Garcet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eta Grand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illa Bueye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</text:p>
          </table:table-cell>
          <table:table-cell office:value-type="string" calcext:value-type="string">
            <text:p>Humedales/ Herbazales/ Ribera</text:p>
          </table:table-cell>
          <table:table-cell office:value-type="string" calcext:value-type="string">
            <text:p>Gris/ Marrón/ Verde/ Ro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illa Buey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Garza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Gavilá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Argénte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Argénte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Patiamaril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Patiamar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Gaviota Reido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Sombrí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Sombrí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Urbanos/ Cortados/Acantilados/ 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Golondrin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rtados/Acantilad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Golondrina Daú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Gorrión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Gorrión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Gorrión Moliner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Costa/ Urbanos/ Cultivos/ Herbazales/ Cortados/Acantilados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Gris</text:p>
          </table:table-cell>
          <table:table-cell table:number-columns-repeated="4" office:value-type="string" calcext:value-type="string">
            <text:p>Halc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<text:s/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Herrerillo Capuch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/ Amarillo</text:p>
          </table:table-cell>
          <table:table-cell table:number-columns-repeated="4" office:value-type="string" calcext:value-type="string">
            <text:p>Herrer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Jilguer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Amarillo/ Marrón/ Blanco/ Rojo</text:p>
          </table:table-cell>
          <table:table-cell table:number-columns-repeated="4" office:value-type="string" calcext:value-type="string">
            <text:p>Jilgue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Picoteando en el suelo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Lavandera Blanc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Gris</text:p>
          </table:table-cell>
          <table:table-cell table:number-columns-repeated="4" office:value-type="string" calcext:value-type="string">
            <text:p>Lavandera Boyera Ibé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Caz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</text:p>
          </table:table-cell>
          <table:table-cell table:number-columns-repeated="4" office:value-type="string" calcext:value-type="string">
            <text:p>Lavandera Cascadeñ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Blanco</text:p>
          </table:table-cell>
          <table:table-cell office:value-type="string" calcext:value-type="string">
            <text:p>Blanco/ Marrón</text:p>
          </table:table-cell>
          <table:table-cell table:number-columns-repeated="4" office:value-type="string" calcext:value-type="string">
            <text:p>Lechu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úga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Lúgan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Azul/ Verde</text:p>
          </table:table-cell>
          <table:table-cell table:number-columns-repeated="4" office:value-type="string" calcext:value-type="string">
            <text:p>Martín Pescad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lano Negr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Ribera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Mila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Saltando/ Volando</text:p>
          </table:table-cell>
          <table:table-cell office:value-type="string" calcext:value-type="string">
            <text:p>Arbustos/ Bosques/Árboles/ Cultiv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Mir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t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/ Rosa</text:p>
          </table:table-cell>
          <table:table-cell table:number-columns-repeated="4" office:value-type="string" calcext:value-type="string">
            <text:p>Mi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chuelo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Mochue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rit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</text:p>
          </table:table-cell>
          <table:table-cell office:value-type="string" calcext:value-type="string">
            <text:p>Humedales/ Herbazales/ Ribera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Morit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Arbustos</text:p>
          </table:table-cell>
          <table:table-cell table:number-columns-repeated="2" office:value-type="string" calcext:value-type="string">
            <text:p>Marrón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Mosquiter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Negr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jo/ Naranja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Ostr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aloma Torcaz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sa/ Amarillo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Paloma Torc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Moviendo la cola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Gris</text:p>
          </table:table-cell>
          <table:table-cell table:number-columns-repeated="4" table:style-name="ce15" office:value-type="string" calcext:value-type="string">
            <text:p>Papamoscas Cerroj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rd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Llanuras / Costa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</text:p>
          </table:table-cell>
          <table:table-cell table:number-columns-repeated="4" table:style-name="ce15" office:value-type="string" calcext:value-type="string">
            <text:p>Pard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Llanuras/ Arbustos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Marrón/ Naranja/ Blanco</text:p>
          </table:table-cell>
          <table:table-cell table:number-columns-repeated="4" office:value-type="string" calcext:value-type="string">
            <text:p>Perdiz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Marrón/ Gris</text:p>
          </table:table-cell>
          <table:table-cell table:number-columns-repeated="4" office:value-type="string" calcext:value-type="string">
            <text:p>Petirroj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co de Coral</text:p>
          </table:table-cell>
          <table:table-cell table:style-name="ce5"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Arbust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arrón/ Rojo/ Gris</text:p>
          </table:table-cell>
          <table:table-cell table:number-columns-repeated="4" table:style-name="ce15" office:value-type="string" calcext:value-type="string">
            <text:p>Pico de Cor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Men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Pic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Pinzó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/ Gris</text:p>
          </table:table-cell>
          <table:table-cell table:number-columns-repeated="4" office:value-type="string" calcext:value-type="string">
            <text:p>Pinzón Vulgar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Verde/ Amarillo/ Rojo</text:p>
          </table:table-cell>
          <table:table-cell table:number-columns-repeated="4" office:value-type="string" calcext:value-type="string">
            <text:p>Pito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Caminando/ Cazando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Rojo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Polla de Agu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atoner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table:style-name="ce15" office:value-type="string" calcext:value-type="string">
            <text:p>Rat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Naranja/ Amarillo</text:p>
          </table:table-cell>
          <table:table-cell table:number-columns-repeated="4" office:value-type="string" calcext:value-type="string">
            <text:p>Reyezuelo Listad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Amarillo/ Naranja/ Gris</text:p>
          </table:table-cell>
          <table:table-cell table:number-columns-repeated="4" office:value-type="string" calcext:value-type="string">
            <text:p>Reyezuelo Sen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Hembr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Naranja</text:p>
          </table:table-cell>
          <table:table-cell table:number-columns-repeated="4" office:value-type="string" calcext:value-type="string">
            <text:p>Tarabilla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Mach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pan text:style-name="T1">Negro</text:span>/Naranja</text:p>
          </table:table-cell>
          <table:table-cell table:number-columns-repeated="4" table:style-name="ce15" office:value-type="string" calcext:value-type="string">
            <text:p>Tarabilla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sa/ Gris/ Naranja/ Negro/ Blanco</text:p>
          </table:table-cell>
          <table:table-cell table:number-columns-repeated="4" table:style-name="ce15" office:value-type="string" calcext:value-type="string">
            <text:p>Tórto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Turc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/ Gris</text:p>
          </table:table-cell>
          <table:table-cell table:number-columns-repeated="4" table:style-name="ce15" office:value-type="string" calcext:value-type="string">
            <text:p>Tórtola Tur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Urra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Negro/ 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Vencejo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Verdecill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Verde/ Amarillo</text:p>
          </table:table-cell>
          <table:table-cell table:number-columns-repeated="4" table:style-name="ce15" office:value-type="string" calcext:value-type="string">
            <text:p>Verder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Vuelvepiedras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table:style-name="ce15" office:value-type="string" calcext:value-type="string">
            <text:p>Vuelvepiedras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Zarapito Trinado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Zarc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zando</text:p>
          </table:table-cell>
          <table:table-cell office:value-type="string" calcext:value-type="string">
            <text:p>Cultivos/ Ribera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Amarillo</text:p>
          </table:table-cell>
          <table:table-cell office:value-type="string" calcext:value-type="string">
            <text:p>Verde/ Marrón</text:p>
          </table:table-cell>
          <table:table-cell table:number-columns-repeated="4" office:value-type="string" calcext:value-type="string">
            <text:p>Zarc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Zorza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</text:p>
          </table:table-cell>
          <table:table-cell office:value-type="string" calcext:value-type="string">
            <text:p>Urbanos/ Arbust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Zorzal Común</text:p>
          </table:table-cell>
          <table:table-cell table:number-columns-repeated="985"/>
        </table:table-row>
        <table:table-row table:style-name="ro7" table:number-rows-repeated="1048451">
          <table:table-cell table:number-columns-repeated="999"/>
        </table:table-row>
        <table:table-row table:style-name="ro7">
          <table:table-cell table:number-columns-repeated="999"/>
        </table:table-row>
      </table:table>
      <table:named-expressions/>
      <table:database-ranges>
        <table:database-range table:name="__Anonymous_Sheet_DB__0" table:target-range-address="Nombres.A3:Nombres.AMJ1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4">00/00/0000</text:date>, <text:time style:data-style-name="N2" text:time-value="19:43:23.47199867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3-09-04T19:49:28.418887479</dc:date>
    <meta:editing-duration>P1DT23H1M25S</meta:editing-duration>
    <meta:editing-cycles>411</meta:editing-cycles>
    <meta:generator>LibreOffice/6.4.7.2$Linux_X86_64 LibreOffice_project/40$Build-2</meta:generator>
    <meta:document-statistic meta:table-count="1" meta:cell-count="1736" meta:object-count="0"/>
  </office:meta>
</office:document-meta>
</file>